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_Noto_Sans_3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Noto_Sans_2.ttf" manifest:media-type="application/x-font-ttf"/>
  <manifest:file-entry manifest:full-path="Fonts/Font_Open_Sans_4.ttf" manifest:media-type="application/x-font-ttf"/>
  <manifest:file-entry manifest:full-path="Fonts/Font_Noto_Sans_1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Noto_Sans_4.ttf" manifest:media-type="application/x-font-ttf"/>
  <manifest:file-entry manifest:full-path="Fonts/Font_Liberation_Serif_1.ttf" manifest:media-type="application/x-font-ttf"/>
  <manifest:file-entry manifest:full-path="Fonts/Font_OpenSymbol_1.ttf" manifest:media-type="application/x-font-ttf"/>
  <manifest:file-entry manifest:full-path="Fonts/Font_Liberation_Serif_4.ttf" manifest:media-type="application/x-font-ttf"/>
  <manifest:file-entry manifest:full-path="Fonts/Font_Open_Sans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7.51cm" fo:margin-left="0cm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1cm" style:rel-column-width="6548*"/>
    </style:style>
    <style:style style:name="Table74.B" style:family="table-column">
      <style:table-column-properties style:column-width="1.713cm" style:rel-column-width="6555*"/>
    </style:style>
    <style:style style:name="Table74.C" style:family="table-column">
      <style:table-column-properties style:column-width="5.135cm" style:rel-column-width="19653*"/>
    </style:style>
    <style:style style:name="Table74.D" style:family="table-column">
      <style:table-column-properties style:column-width="1.231cm" style:rel-column-width="4712*"/>
    </style:style>
    <style:style style:name="Table74.E" style:family="table-column">
      <style:table-column-properties style:column-width="1.9cm" style:rel-column-width="7271*"/>
    </style:style>
    <style:style style:name="Table74.F" style:family="table-column">
      <style:table-column-properties style:column-width="5.433cm" style:rel-column-width="20796*"/>
    </style:style>
    <style:style style:name="Table74.1" style:family="table-row">
      <style:table-row-properties style:min-row-height="0.504cm"/>
    </style:style>
    <style:style style:name="Table74.A1" style:family="table-cell">
      <style:table-cell-properties style:vertical-align="middle" fo:padding="0.097cm" fo:border="none"/>
    </style:style>
    <style:style style:name="Table74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74.E1" style:family="table-cell">
      <style:table-cell-properties style:vertical-align="middle" fo:background-color="#e0efd4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457cm" style:rel-column-width="16383*"/>
    </style:style>
    <style:style style:name="Table19.D" style:family="table-column">
      <style:table-column-properties style:column-width="0.457cm" style:rel-column-width="16386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/>
    </style:style>
    <style:style style:name="Table16.A" style:family="table-column">
      <style:table-column-properties style:column-width="0.457cm" style:rel-column-width="16383*"/>
    </style:style>
    <style:style style:name="Table16.D" style:family="table-column">
      <style:table-column-properties style:column-width="0.457cm" style:rel-column-width="16386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E" style:family="table-column">
      <style:table-column-properties style:column-width="0.365cm" style:rel-column-width="13109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/>
    </style:style>
    <style:style style:name="Table20.A" style:family="table-column">
      <style:table-column-properties style:column-width="0.455cm" style:rel-column-width="16383*"/>
    </style:style>
    <style:style style:name="Table20.D" style:family="table-column">
      <style:table-column-properties style:column-width="0.457cm" style:rel-column-width="16386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E" style:family="table-column">
      <style:table-column-properties style:column-width="0.365cm" style:rel-column-width="13110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/>
    </style:style>
    <style:style style:name="Table22.A" style:family="table-column">
      <style:table-column-properties style:column-width="0.457cm" style:rel-column-width="16383*"/>
    </style:style>
    <style:style style:name="Table22.D" style:family="table-column">
      <style:table-column-properties style:column-width="0.457cm" style:rel-column-width="16386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9cm" table:align="margins"/>
    </style:style>
    <style:style style:name="Table23.A" style:family="table-column">
      <style:table-column-properties style:column-width="0.457cm" style:rel-column-width="16383*"/>
    </style:style>
    <style:style style:name="Table23.D" style:family="table-column">
      <style:table-column-properties style:column-width="0.457cm" style:rel-column-width="16386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3" style:family="table">
      <style:table-properties style:width="1.826cm" table:align="margins"/>
    </style:style>
    <style:style style:name="Table3.A" style:family="table-column">
      <style:table-column-properties style:column-width="0.457cm" style:rel-column-width="16383*"/>
    </style:style>
    <style:style style:name="Table3.D" style:family="table-column">
      <style:table-column-properties style:column-width="0.457cm" style:rel-column-width="16386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457cm" style:rel-column-width="16383*"/>
    </style:style>
    <style:style style:name="Table4.D" style:family="table-column">
      <style:table-column-properties style:column-width="0.457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E" style:family="table-column">
      <style:table-column-properties style:column-width="0.365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/>
    </style:style>
    <style:style style:name="Table6.A" style:family="table-column">
      <style:table-column-properties style:column-width="0.455cm" style:rel-column-width="16383*"/>
    </style:style>
    <style:style style:name="Table6.D" style:family="table-column">
      <style:table-column-properties style:column-width="0.457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0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57cm" style:rel-column-width="16383*"/>
    </style:style>
    <style:style style:name="Table8.D" style:family="table-column">
      <style:table-column-properties style:column-width="0.457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9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.826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/>
    </style:style>
    <style:style style:name="Table11.A" style:family="table-column">
      <style:table-column-properties style:column-width="0.457cm" style:rel-column-width="16383*"/>
    </style:style>
    <style:style style:name="Table11.D" style:family="table-column">
      <style:table-column-properties style:column-width="0.457cm" style:rel-column-width="16386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E" style:family="table-column">
      <style:table-column-properties style:column-width="0.365cm" style:rel-column-width="13109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/>
    </style:style>
    <style:style style:name="Table13.A" style:family="table-column">
      <style:table-column-properties style:column-width="0.455cm" style:rel-column-width="16383*"/>
    </style:style>
    <style:style style:name="Table13.D" style:family="table-column">
      <style:table-column-properties style:column-width="0.457cm" style:rel-column-width="16386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E" style:family="table-column">
      <style:table-column-properties style:column-width="0.365cm" style:rel-column-width="13109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D" style:family="table-column">
      <style:table-column-properties style:column-width="0.457cm" style:rel-column-width="16386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9cm" table:align="margins"/>
    </style:style>
    <style:style style:name="Table18.A" style:family="table-column">
      <style:table-column-properties style:column-width="0.457cm" style:rel-column-width="16383*"/>
    </style:style>
    <style:style style:name="Table18.D" style:family="table-column">
      <style:table-column-properties style:column-width="0.457cm" style:rel-column-width="16386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/>
    </style:style>
    <style:style style:name="Table24.A" style:family="table-column">
      <style:table-column-properties style:column-width="0.457cm" style:rel-column-width="16383*"/>
    </style:style>
    <style:style style:name="Table24.D" style:family="table-column">
      <style:table-column-properties style:column-width="0.457cm" style:rel-column-width="16386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/>
    </style:style>
    <style:style style:name="Table25.A" style:family="table-column">
      <style:table-column-properties style:column-width="0.457cm" style:rel-column-width="16383*"/>
    </style:style>
    <style:style style:name="Table25.D" style:family="table-column">
      <style:table-column-properties style:column-width="0.457cm" style:rel-column-width="16386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E" style:family="table-column">
      <style:table-column-properties style:column-width="0.365cm" style:rel-column-width="13109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/>
    </style:style>
    <style:style style:name="Table27.A" style:family="table-column">
      <style:table-column-properties style:column-width="0.455cm" style:rel-column-width="16383*"/>
    </style:style>
    <style:style style:name="Table27.D" style:family="table-column">
      <style:table-column-properties style:column-width="0.457cm" style:rel-column-width="16386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E" style:family="table-column">
      <style:table-column-properties style:column-width="0.365cm" style:rel-column-width="13109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/>
    </style:style>
    <style:style style:name="Table29.A" style:family="table-column">
      <style:table-column-properties style:column-width="0.457cm" style:rel-column-width="16383*"/>
    </style:style>
    <style:style style:name="Table29.D" style:family="table-column">
      <style:table-column-properties style:column-width="0.457cm" style:rel-column-width="16386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9cm" table:align="margins"/>
    </style:style>
    <style:style style:name="Table30.A" style:family="table-column">
      <style:table-column-properties style:column-width="0.457cm" style:rel-column-width="16383*"/>
    </style:style>
    <style:style style:name="Table30.D" style:family="table-column">
      <style:table-column-properties style:column-width="0.457cm" style:rel-column-width="16386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D" style:family="table-column">
      <style:table-column-properties style:column-width="0.432cm" style:rel-column-width="16386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/>
    </style:style>
    <style:style style:name="Table32.A" style:family="table-column">
      <style:table-column-properties style:column-width="0.432cm" style:rel-column-width="16383*"/>
    </style:style>
    <style:style style:name="Table32.D" style:family="table-column">
      <style:table-column-properties style:column-width="0.432cm" style:rel-column-width="16386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E" style:family="table-column">
      <style:table-column-properties style:column-width="0.346cm" style:rel-column-width="13109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/>
    </style:style>
    <style:style style:name="Table34.A" style:family="table-column">
      <style:table-column-properties style:column-width="0.432cm" style:rel-column-width="16383*"/>
    </style:style>
    <style:style style:name="Table34.D" style:family="table-column">
      <style:table-column-properties style:column-width="0.432cm" style:rel-column-width="16386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E" style:family="table-column">
      <style:table-column-properties style:column-width="0.346cm" style:rel-column-width="13109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D" style:family="table-column">
      <style:table-column-properties style:column-width="0.432cm" style:rel-column-width="16386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4cm" table:align="margins"/>
    </style:style>
    <style:style style:name="Table37.A" style:family="table-column">
      <style:table-column-properties style:column-width="0.434cm" style:rel-column-width="16383*"/>
    </style:style>
    <style:style style:name="Table37.D" style:family="table-column">
      <style:table-column-properties style:column-width="0.434cm" style:rel-column-width="16386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.73cm" table:align="margins"/>
    </style:style>
    <style:style style:name="Table38.A" style:family="table-column">
      <style:table-column-properties style:column-width="0.432cm" style:rel-column-width="16383*"/>
    </style:style>
    <style:style style:name="Table38.D" style:family="table-column">
      <style:table-column-properties style:column-width="0.432cm" style:rel-column-width="16386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/>
    </style:style>
    <style:style style:name="Table39.A" style:family="table-column">
      <style:table-column-properties style:column-width="0.432cm" style:rel-column-width="16383*"/>
    </style:style>
    <style:style style:name="Table39.D" style:family="table-column">
      <style:table-column-properties style:column-width="0.432cm" style:rel-column-width="16386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E" style:family="table-column">
      <style:table-column-properties style:column-width="0.346cm" style:rel-column-width="13109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1" style:family="table">
      <style:table-properties style:width="1.729cm" table:align="margins"/>
    </style:style>
    <style:style style:name="Table41.A" style:family="table-column">
      <style:table-column-properties style:column-width="0.432cm" style:rel-column-width="16383*"/>
    </style:style>
    <style:style style:name="Table41.D" style:family="table-column">
      <style:table-column-properties style:column-width="0.432cm" style:rel-column-width="16386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E" style:family="table-column">
      <style:table-column-properties style:column-width="0.346cm" style:rel-column-width="13109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D" style:family="table-column">
      <style:table-column-properties style:column-width="0.432cm" style:rel-column-width="16386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4cm" table:align="margins"/>
    </style:style>
    <style:style style:name="Table44.A" style:family="table-column">
      <style:table-column-properties style:column-width="0.434cm" style:rel-column-width="16383*"/>
    </style:style>
    <style:style style:name="Table44.D" style:family="table-column">
      <style:table-column-properties style:column-width="0.434cm" style:rel-column-width="16386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/>
    </style:style>
    <style:style style:name="Table45.A" style:family="table-column">
      <style:table-column-properties style:column-width="0.432cm" style:rel-column-width="16383*"/>
    </style:style>
    <style:style style:name="Table45.D" style:family="table-column">
      <style:table-column-properties style:column-width="0.432cm" style:rel-column-width="16386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/>
    </style:style>
    <style:style style:name="Table46.A" style:family="table-column">
      <style:table-column-properties style:column-width="0.432cm" style:rel-column-width="16383*"/>
    </style:style>
    <style:style style:name="Table46.D" style:family="table-column">
      <style:table-column-properties style:column-width="0.432cm" style:rel-column-width="16386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.73cm" table:align="margins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E" style:family="table-column">
      <style:table-column-properties style:column-width="0.346cm" style:rel-column-width="13109*"/>
    </style:style>
    <style:style style:name="Table47.A1" style:family="table-cell">
      <style:table-cell-properties fo:padding="0.097cm" fo:border="none"/>
    </style:style>
    <style:style style:name="Table47.C1" style:family="table-cell">
      <style:table-cell-properties fo:background-color="#e0efd4" fo:padding="0.097cm" fo:border="none">
        <style:background-image/>
      </style:table-cell-properties>
    </style:style>
    <style:style style:name="Table48" style:family="table">
      <style:table-properties style:width="1.729cm" table:align="margins"/>
    </style:style>
    <style:style style:name="Table48.A" style:family="table-column">
      <style:table-column-properties style:column-width="0.432cm" style:rel-column-width="16383*"/>
    </style:style>
    <style:style style:name="Table48.D" style:family="table-column">
      <style:table-column-properties style:column-width="0.432cm" style:rel-column-width="16386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.73cm" table:align="margins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E" style:family="table-column">
      <style:table-column-properties style:column-width="0.346cm" style:rel-column-width="13109*"/>
    </style:style>
    <style:style style:name="Table49.A1" style:family="table-cell">
      <style:table-cell-properties fo:background-color="#e0efd4" fo:padding="0.097cm" fo:border="none">
        <style:background-image/>
      </style:table-cell-properties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49.D1" style:family="table-cell">
      <style:table-cell-properties fo:padding="0.097cm" fo:border="none"/>
    </style:style>
    <style:style style:name="Table49.E1" style:family="table-cell">
      <style:table-cell-properties fo:padding="0.097cm" fo:border="none"/>
    </style:style>
    <style:style style:name="Table50" style:family="table">
      <style:table-properties style:width="1.73cm" table:align="margins"/>
    </style:style>
    <style:style style:name="Table50.A" style:family="table-column">
      <style:table-column-properties style:column-width="0.432cm" style:rel-column-width="16383*"/>
    </style:style>
    <style:style style:name="Table50.D" style:family="table-column">
      <style:table-column-properties style:column-width="0.432cm" style:rel-column-width="16386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4cm" table:align="margins"/>
    </style:style>
    <style:style style:name="Table51.A" style:family="table-column">
      <style:table-column-properties style:column-width="0.434cm" style:rel-column-width="16383*"/>
    </style:style>
    <style:style style:name="Table51.D" style:family="table-column">
      <style:table-column-properties style:column-width="0.434cm" style:rel-column-width="16386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/>
    </style:style>
    <style:style style:name="Table52.A" style:family="table-column">
      <style:table-column-properties style:column-width="0.432cm" style:rel-column-width="16383*"/>
    </style:style>
    <style:style style:name="Table52.D" style:family="table-column">
      <style:table-column-properties style:column-width="0.432cm" style:rel-column-width="16386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/>
    </style:style>
    <style:style style:name="Table53.A" style:family="table-column">
      <style:table-column-properties style:column-width="0.432cm" style:rel-column-width="16383*"/>
    </style:style>
    <style:style style:name="Table53.D" style:family="table-column">
      <style:table-column-properties style:column-width="0.432cm" style:rel-column-width="16386*"/>
    </style:style>
    <style:style style:name="Table53.A1" style:family="table-cell">
      <style:table-cell-properties fo:padding="0.097cm" fo:border="none"/>
    </style:style>
    <style:style style:name="Table54" style:family="table">
      <style:table-properties style:width="1.73cm" table:align="margins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E" style:family="table-column">
      <style:table-column-properties style:column-width="0.346cm" style:rel-column-width="13109*"/>
    </style:style>
    <style:style style:name="Table54.A1" style:family="table-cell">
      <style:table-cell-properties fo:padding="0.097cm" fo:border="none"/>
    </style:style>
    <style:style style:name="Table55" style:family="table">
      <style:table-properties style:width="1.729cm" table:align="margins"/>
    </style:style>
    <style:style style:name="Table55.A" style:family="table-column">
      <style:table-column-properties style:column-width="0.432cm" style:rel-column-width="16383*"/>
    </style:style>
    <style:style style:name="Table55.D" style:family="table-column">
      <style:table-column-properties style:column-width="0.432cm" style:rel-column-width="16386*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.73cm" table:align="margins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E" style:family="table-column">
      <style:table-column-properties style:column-width="0.346cm" style:rel-column-width="13109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7" style:family="table">
      <style:table-properties style:width="1.73cm" table:align="margins"/>
    </style:style>
    <style:style style:name="Table57.A" style:family="table-column">
      <style:table-column-properties style:column-width="0.432cm" style:rel-column-width="16383*"/>
    </style:style>
    <style:style style:name="Table57.D" style:family="table-column">
      <style:table-column-properties style:column-width="0.432cm" style:rel-column-width="16386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4cm" table:align="margins"/>
    </style:style>
    <style:style style:name="Table58.A" style:family="table-column">
      <style:table-column-properties style:column-width="0.434cm" style:rel-column-width="16383*"/>
    </style:style>
    <style:style style:name="Table58.D" style:family="table-column">
      <style:table-column-properties style:column-width="0.434cm" style:rel-column-width="16386*"/>
    </style:style>
    <style:style style:name="Table58.A1" style:family="table-cell">
      <style:table-cell-properties fo:padding="0.097cm" fo:border="none"/>
    </style:style>
    <style:style style:name="Table60" style:family="table">
      <style:table-properties style:width="1.73cm" table:align="margins"/>
    </style:style>
    <style:style style:name="Table60.A" style:family="table-column">
      <style:table-column-properties style:column-width="0.432cm" style:rel-column-width="16383*"/>
    </style:style>
    <style:style style:name="Table60.D" style:family="table-column">
      <style:table-column-properties style:column-width="0.432cm" style:rel-column-width="16386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/>
    </style:style>
    <style:style style:name="Table61.A" style:family="table-column">
      <style:table-column-properties style:column-width="0.432cm" style:rel-column-width="16383*"/>
    </style:style>
    <style:style style:name="Table61.D" style:family="table-column">
      <style:table-column-properties style:column-width="0.432cm" style:rel-column-width="16386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/>
    </style:style>
    <style:style style:name="Table62.A" style:family="table-column">
      <style:table-column-properties style:column-width="0.346cm" style:rel-column-width="13093*"/>
    </style:style>
    <style:style style:name="Table62.E" style:family="table-column">
      <style:table-column-properties style:column-width="0.347cm" style:rel-column-width="13163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/>
    </style:style>
    <style:style style:name="Table63.A" style:family="table-column">
      <style:table-column-properties style:column-width="0.432cm" style:rel-column-width="16383*"/>
    </style:style>
    <style:style style:name="Table63.D" style:family="table-column">
      <style:table-column-properties style:column-width="0.432cm" style:rel-column-width="16386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E" style:family="table-column">
      <style:table-column-properties style:column-width="0.346cm" style:rel-column-width="13109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/>
    </style:style>
    <style:style style:name="Table65.A" style:family="table-column">
      <style:table-column-properties style:column-width="0.432cm" style:rel-column-width="16383*"/>
    </style:style>
    <style:style style:name="Table65.D" style:family="table-column">
      <style:table-column-properties style:column-width="0.432cm" style:rel-column-width="16386*"/>
    </style:style>
    <style:style style:name="Table65.A1" style:family="table-cell">
      <style:table-cell-properties fo:background-color="#e0efd4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4cm" table:align="margins"/>
    </style:style>
    <style:style style:name="Table66.A" style:family="table-column">
      <style:table-column-properties style:column-width="0.434cm" style:rel-column-width="16383*"/>
    </style:style>
    <style:style style:name="Table66.D" style:family="table-column">
      <style:table-column-properties style:column-width="0.434cm" style:rel-column-width="16386*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.73cm" table:align="margins"/>
    </style:style>
    <style:style style:name="Table67.A" style:family="table-column">
      <style:table-column-properties style:column-width="0.432cm" style:rel-column-width="16383*"/>
    </style:style>
    <style:style style:name="Table67.D" style:family="table-column">
      <style:table-column-properties style:column-width="0.432cm" style:rel-column-width="16386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/>
    </style:style>
    <style:style style:name="Table68.A" style:family="table-column">
      <style:table-column-properties style:column-width="0.432cm" style:rel-column-width="16383*"/>
    </style:style>
    <style:style style:name="Table68.D" style:family="table-column">
      <style:table-column-properties style:column-width="0.432cm" style:rel-column-width="16386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E" style:family="table-column">
      <style:table-column-properties style:column-width="0.346cm" style:rel-column-width="13109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/>
    </style:style>
    <style:style style:name="Table70.A" style:family="table-column">
      <style:table-column-properties style:column-width="0.432cm" style:rel-column-width="16383*"/>
    </style:style>
    <style:style style:name="Table70.D" style:family="table-column">
      <style:table-column-properties style:column-width="0.432cm" style:rel-column-width="16386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E" style:family="table-column">
      <style:table-column-properties style:column-width="0.346cm" style:rel-column-width="13109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/>
    </style:style>
    <style:style style:name="Table72.A" style:family="table-column">
      <style:table-column-properties style:column-width="0.432cm" style:rel-column-width="16383*"/>
    </style:style>
    <style:style style:name="Table72.D" style:family="table-column">
      <style:table-column-properties style:column-width="0.432cm" style:rel-column-width="16386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4cm" table:align="margins"/>
    </style:style>
    <style:style style:name="Table73.A" style:family="table-column">
      <style:table-column-properties style:column-width="0.434cm" style:rel-column-width="16383*"/>
    </style:style>
    <style:style style:name="Table73.D" style:family="table-column">
      <style:table-column-properties style:column-width="0.434cm" style:rel-column-width="16386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10pt" officeooo:paragraph-rsid="00173ad7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3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P35" style:family="paragraph" style:parent-style-name="Table_20_Contents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36" style:family="paragraph" style:parent-style-name="Table_20_Contents">
      <style:paragraph-properties fo:text-align="justify" style:justify-single-word="false"/>
      <style:text-properties style:font-name="Open Sans" fo:font-size="9pt" style:font-size-asian="9pt" style:font-size-complex="9pt"/>
    </style:style>
    <style:style style:name="P37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aceb61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48" style:family="paragraph" style:parent-style-name="Standard">
      <style:text-properties officeooo:paragraph-rsid="00173ad7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5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7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8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61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6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66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68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7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7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bfdf78" style:font-size-asian="10pt" style:font-size-complex="10pt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7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74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75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76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77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78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7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8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8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8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8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8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8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8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8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8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89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aceb61" officeooo:paragraph-rsid="00aceb61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92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93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94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95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96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97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99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10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10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102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10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104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10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10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107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10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109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fo:font-style="normal" fo:font-weight="normal" officeooo:rsid="00c0461a" officeooo:paragraph-rsid="00c0461a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fo:font-style="normal" fo:font-weight="normal" officeooo:rsid="00c1c5d2" officeooo:paragraph-rsid="00c1c5d2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Open Sans" fo:font-size="10pt" officeooo:rsid="00b7aa26" officeooo:paragraph-rsid="00b7aa26" style:font-size-asian="10pt" style:font-size-complex="10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officeooo:rsid="00c1ae13" style:font-style-asian="italic" style:font-style-complex="italic"/>
    </style:style>
    <style:style style:name="T17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a77e85" style:font-style-asian="italic" style:font-weight-asian="normal" style:font-style-complex="italic" style:font-weight-complex="normal"/>
    </style:style>
    <style:style style:name="T19" style:family="text">
      <style:text-properties officeooo:rsid="00fe6b51"/>
    </style:style>
    <style:style style:name="T20" style:family="text">
      <style:text-properties officeooo:rsid="00a6414a"/>
    </style:style>
    <style:style style:name="T21" style:family="text">
      <style:text-properties officeooo:rsid="007358ac"/>
    </style:style>
    <style:style style:name="T22" style:family="text">
      <style:text-properties officeooo:rsid="008a03c4"/>
    </style:style>
    <style:style style:name="T23" style:family="text">
      <style:text-properties officeooo:rsid="008fd8d6"/>
    </style:style>
    <style:style style:name="T24" style:family="text">
      <style:text-properties officeooo:rsid="0088547b"/>
    </style:style>
    <style:style style:name="T25" style:family="text">
      <style:text-properties style:font-name="Open Sans" fo:font-size="10pt" officeooo:rsid="00af93be" style:font-size-asian="10pt" style:font-size-complex="10pt"/>
    </style:style>
    <style:style style:name="T26" style:family="text">
      <style:text-properties style:font-name="Open Sans" fo:font-size="10pt" officeooo:rsid="00c8be19" style:font-size-asian="10pt" style:font-size-complex="10pt"/>
    </style:style>
    <style:style style:name="T27" style:family="text">
      <style:text-properties style:font-name="Open Sans" fo:font-size="10pt" officeooo:rsid="00417fa7" style:font-size-asian="10pt" style:font-size-complex="10pt"/>
    </style:style>
    <style:style style:name="T28" style:family="text">
      <style:text-properties style:font-name="Open Sans" fo:font-size="10pt" officeooo:rsid="00b74551" style:font-size-asian="10pt" style:font-size-complex="10pt"/>
    </style:style>
    <style:style style:name="T29" style:family="text">
      <style:text-properties style:font-name="Open Sans" fo:font-size="10pt" officeooo:rsid="00426872" style:font-size-asian="10pt" style:font-size-complex="10pt"/>
    </style:style>
    <style:style style:name="T30" style:family="text">
      <style:text-properties style:font-name="Open Sans" fo:font-size="10pt" officeooo:rsid="00f5e8e3" style:font-size-asian="10pt" style:font-size-complex="10pt"/>
    </style:style>
    <style:style style:name="T31" style:family="text">
      <style:text-properties style:font-name="Open Sans" fo:font-size="10pt" officeooo:rsid="00f637d3" style:font-size-asian="10pt" style:font-size-complex="10pt"/>
    </style:style>
    <style:style style:name="T32" style:family="text">
      <style:text-properties style:font-name="Open Sans" fo:font-size="10pt" officeooo:rsid="0046bc9b" style:font-size-asian="10pt" style:font-size-complex="10pt"/>
    </style:style>
    <style:style style:name="T33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4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5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6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7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Open Sans" fo:font-size="10pt" fo:font-style="normal" fo:font-weight="normal" officeooo:rsid="00cb21b3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42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3" style:family="text">
      <style:text-properties style:font-name="Open Sans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5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6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7" style:family="text">
      <style:text-properties officeooo:rsid="009f1e19"/>
    </style:style>
    <style:style style:name="T48" style:family="text">
      <style:text-properties officeooo:rsid="0040ced8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officeooo:rsid="00ab7332" style:font-style-asian="normal" style:font-weight-asian="normal"/>
    </style:style>
    <style:style style:name="T51" style:family="text">
      <style:text-properties fo:font-style="normal" fo:font-weight="normal" officeooo:rsid="00acf2d3" style:font-style-asian="normal" style:font-weight-asian="normal"/>
    </style:style>
    <style:style style:name="T52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53" style:family="text">
      <style:text-properties officeooo:rsid="00fb0291"/>
    </style:style>
    <style:style style:name="T54" style:family="text">
      <style:text-properties officeooo:rsid="00fdaff7"/>
    </style:style>
    <style:style style:name="T55" style:family="text">
      <style:text-properties style:text-position="super 58%"/>
    </style:style>
    <style:style style:name="T56" style:family="text">
      <style:text-properties style:text-position="super 58%" fo:font-style="italic" officeooo:rsid="00ff862f" style:font-style-asian="italic" style:font-style-complex="italic"/>
    </style:style>
    <style:style style:name="T57" style:family="text">
      <style:text-properties style:text-position="super 58%" fo:font-style="italic" officeooo:rsid="00a6414a" style:font-style-asian="italic" style:font-style-complex="italic"/>
    </style:style>
    <style:style style:name="T58" style:family="text">
      <style:text-properties style:text-position="super 58%" fo:font-style="italic" officeooo:rsid="01098af4" style:font-style-asian="italic" style:font-style-complex="italic"/>
    </style:style>
    <style:style style:name="T59" style:family="text">
      <style:text-properties style:text-position="super 58%" fo:font-style="italic" officeooo:rsid="01011410" style:font-style-asian="italic" style:font-style-complex="italic"/>
    </style:style>
    <style:style style:name="T60" style:family="text">
      <style:text-properties style:text-position="super 58%" fo:font-style="italic" officeooo:rsid="0103ae21" style:font-style-asian="italic" style:font-style-complex="italic"/>
    </style:style>
    <style:style style:name="T61" style:family="text">
      <style:text-properties style:text-position="super 58%" fo:font-style="italic" officeooo:rsid="0104303e" style:font-style-asian="italic" style:font-style-complex="italic"/>
    </style:style>
    <style:style style:name="T62" style:family="text">
      <style:text-properties style:text-position="super 58%" fo:font-style="italic" officeooo:rsid="0092490f" style:font-style-asian="italic" style:font-style-complex="italic"/>
    </style:style>
    <style:style style:name="T63" style:family="text">
      <style:text-properties style:text-position="super 58%" fo:font-style="italic" officeooo:rsid="0105d615" style:font-style-asian="italic" style:font-style-complex="italic"/>
    </style:style>
    <style:style style:name="T64" style:family="text">
      <style:text-properties style:text-position="super 58%" fo:font-style="italic" officeooo:rsid="0023ba3a" style:font-style-asian="italic" style:font-style-complex="italic"/>
    </style:style>
    <style:style style:name="T65" style:family="text">
      <style:text-properties style:text-position="super 58%" fo:font-style="italic" officeooo:rsid="00701fde" style:font-style-asian="italic" style:font-style-complex="italic"/>
    </style:style>
    <style:style style:name="T66" style:family="text">
      <style:text-properties style:text-position="super 58%" officeooo:rsid="002a53e9"/>
    </style:style>
    <style:style style:name="T67" style:family="text">
      <style:text-properties style:text-position="super 58%" officeooo:rsid="0030676e"/>
    </style:style>
    <style:style style:name="T68" style:family="text">
      <style:text-properties style:text-position="super 58%" officeooo:rsid="0031c240"/>
    </style:style>
    <style:style style:name="T69" style:family="text">
      <style:text-properties style:text-position="super 58%" officeooo:rsid="002ca10b"/>
    </style:style>
    <style:style style:name="T70" style:family="text">
      <style:text-properties officeooo:rsid="00f0025c"/>
    </style:style>
    <style:style style:name="T71" style:family="text">
      <style:text-properties officeooo:rsid="0028a691"/>
    </style:style>
    <style:style style:name="T72" style:family="text">
      <style:text-properties officeooo:rsid="002ad82a"/>
    </style:style>
    <style:style style:name="T73" style:family="text">
      <style:text-properties officeooo:rsid="002ca10b"/>
    </style:style>
    <style:style style:name="T74" style:family="text">
      <style:text-properties officeooo:rsid="00334786"/>
    </style:style>
    <style:style style:name="T75" style:family="text">
      <style:text-properties officeooo:rsid="0040a0ff"/>
    </style:style>
    <style:style style:name="T76" style:family="text">
      <style:text-properties officeooo:rsid="00417fa7"/>
    </style:style>
    <style:style style:name="T77" style:family="text">
      <style:text-properties fo:language="en" fo:country="US"/>
    </style:style>
    <style:style style:name="T78" style:family="text">
      <style:text-properties officeooo:rsid="004f169f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6e6885" style:font-weight-asian="bold" style:font-weight-complex="bold"/>
    </style:style>
    <style:style style:name="T81" style:family="text">
      <style:text-properties fo:font-weight="bold" officeooo:rsid="0062bdb1" style:font-weight-asian="bold" style:font-weight-complex="bold"/>
    </style:style>
    <style:style style:name="T82" style:family="text">
      <style:text-properties fo:font-weight="bold" officeooo:rsid="0065d38f" style:font-weight-asian="bold" style:font-weight-complex="bold"/>
    </style:style>
    <style:style style:name="T83" style:family="text">
      <style:text-properties fo:font-weight="bold" officeooo:rsid="005287d6" style:font-weight-asian="bold" style:font-weight-complex="bold"/>
    </style:style>
    <style:style style:name="T84" style:family="text">
      <style:text-properties fo:font-weight="bold" officeooo:rsid="0093bc6c" style:font-weight-asian="bold" style:font-weight-complex="bold"/>
    </style:style>
    <style:style style:name="T85" style:family="text">
      <style:text-properties fo:font-weight="bold" officeooo:rsid="007385e8" style:font-weight-asian="bold" style:font-weight-complex="bold"/>
    </style:style>
    <style:style style:name="T86" style:family="text">
      <style:text-properties officeooo:rsid="0062bdb1"/>
    </style:style>
    <style:style style:name="T87" style:family="text">
      <style:text-properties officeooo:rsid="0065d38f"/>
    </style:style>
    <style:style style:name="T88" style:family="text">
      <style:text-properties officeooo:rsid="006e6885"/>
    </style:style>
    <style:style style:name="T89" style:family="text">
      <style:text-properties officeooo:rsid="006abcd1"/>
    </style:style>
    <style:style style:name="T90" style:family="text">
      <style:text-properties officeooo:rsid="006ca5c1"/>
    </style:style>
    <style:style style:name="T91" style:family="text">
      <style:text-properties officeooo:rsid="005afaf2"/>
    </style:style>
    <style:style style:name="T92" style:family="text">
      <style:text-properties officeooo:rsid="005bb219"/>
    </style:style>
    <style:style style:name="T93" style:family="text">
      <style:text-properties officeooo:rsid="005e6d75"/>
    </style:style>
    <style:style style:name="T94" style:family="text">
      <style:text-properties officeooo:rsid="006bdf99"/>
    </style:style>
    <style:style style:name="T95" style:family="text">
      <style:text-properties officeooo:rsid="007385e8"/>
    </style:style>
    <style:style style:name="T96" style:family="text">
      <style:text-properties officeooo:rsid="00752bb1"/>
    </style:style>
    <style:style style:name="T97" style:family="text">
      <style:text-properties officeooo:rsid="0093bc6c"/>
    </style:style>
    <style:style style:name="T98" style:family="text">
      <style:text-properties fo:font-weight="normal" officeooo:rsid="0093bc6c" style:font-weight-asian="normal" style:font-weight-complex="normal"/>
    </style:style>
    <style:style style:name="T99" style:family="text">
      <style:text-properties officeooo:rsid="00a37b34"/>
    </style:style>
    <style:style style:name="T100" style:family="text">
      <style:text-properties officeooo:rsid="00a6429b"/>
    </style:style>
    <style:style style:name="T101" style:family="text">
      <style:text-properties officeooo:rsid="00aceb61"/>
    </style:style>
    <style:style style:name="T102" style:family="text">
      <style:text-properties officeooo:rsid="00ae2616"/>
    </style:style>
    <style:style style:name="T103" style:family="text">
      <style:text-properties officeooo:rsid="00b31d83"/>
    </style:style>
    <style:style style:name="T104" style:family="text">
      <style:text-properties officeooo:rsid="00b7aa26"/>
    </style:style>
    <style:style style:name="T105" style:family="text">
      <style:text-properties fo:background-color="#ffff00" loext:char-shading-value="0"/>
    </style:style>
    <style:style style:name="T106" style:family="text">
      <style:text-properties officeooo:rsid="00c1ae13"/>
    </style:style>
    <style:style style:name="T107" style:family="text">
      <style:text-properties officeooo:rsid="00c5c13d"/>
    </style:style>
    <style:style style:name="T108" style:family="text">
      <style:text-properties officeooo:rsid="00c6a71d"/>
    </style:style>
    <style:style style:name="T109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9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49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0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116">Mario.rubio2@alu.uclm.es</text:p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1"/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11"/>
          </table:table-cell>
          <table:table-cell table:style-name="Table1.D9" office:value-type="string">
            <text:p text:style-name="P11"/>
          </table:table-cell>
          <table:table-cell table:style-name="Table1.E9" office:value-type="string">
            <text:p text:style-name="P11"/>
          </table:table-cell>
          <table:table-cell table:style-name="Table1.F9" office:value-type="string">
            <text:p text:style-name="P11"/>
          </table:table-cell>
          <table:table-cell table:style-name="Table1.G9" office:value-type="string">
            <text:p text:style-name="P11"/>
          </table:table-cell>
          <table:table-cell table:style-name="Table1.H9" office:value-type="string">
            <text:p text:style-name="P11"/>
          </table:table-cell>
          <table:table-cell table:style-name="Table1.I9" office:value-type="string">
            <text:p text:style-name="P11"/>
          </table:table-cell>
          <table:table-cell table:style-name="Table1.J9" office:value-type="string">
            <text:p text:style-name="P11"/>
          </table:table-cell>
        </table:table-row>
        <table:table-row>
          <table:table-cell table:style-name="Table1.A10" table:number-columns-spanned="2" office:value-type="string">
            <text:p text:style-name="P17">Título del TFG:</text:p>
          </table:table-cell>
          <table:covered-table-cell/>
          <table:table-cell table:style-name="Table1.C10" table:number-columns-spanned="8" office:value-type="string">
            <text:p text:style-name="P37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8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9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51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52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1"/>
          </table:table-cell>
          <table:table-cell table:style-name="Table1.B13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20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1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1"/>
          </table:table-cell>
          <table:table-cell table:style-name="Table1.B16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  <table:table-cell table:style-name="Table1.E16" office:value-type="string">
            <text:p text:style-name="P11"/>
          </table:table-cell>
          <table:table-cell table:style-name="Table1.F16" office:value-type="string">
            <text:p text:style-name="P11"/>
          </table:table-cell>
          <table:table-cell table:style-name="Table1.G16" office:value-type="string">
            <text:p text:style-name="P11"/>
          </table:table-cell>
          <table:table-cell table:style-name="Table1.H16" office:value-type="string">
            <text:p text:style-name="P11"/>
          </table:table-cell>
          <table:table-cell table:style-name="Table1.I16" office:value-type="string">
            <text:p text:style-name="P11"/>
          </table:table-cell>
          <table:table-cell table:style-name="Table1.J16" office:value-type="string">
            <text:p text:style-name="P11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2">USB, <text:span text:style-name="T8">bus, captura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1"/>
          </table:table-cell>
          <table:table-cell table:style-name="Table1.B18" office:value-type="string">
            <text:p text:style-name="P11"/>
          </table:table-cell>
          <table:table-cell table:style-name="Table1.C18" office:value-type="string">
            <text:p text:style-name="P11"/>
          </table:table-cell>
          <table:table-cell table:style-name="Table1.D18" office:value-type="string">
            <text:p text:style-name="P11"/>
          </table:table-cell>
          <table:table-cell table:style-name="Table1.E18" office:value-type="string">
            <text:p text:style-name="P11"/>
          </table:table-cell>
          <table:table-cell table:style-name="Table1.F18" office:value-type="string">
            <text:p text:style-name="P11"/>
          </table:table-cell>
          <table:table-cell table:style-name="Table1.G18" office:value-type="string">
            <text:p text:style-name="P11"/>
          </table:table-cell>
          <table:table-cell table:style-name="Table1.H18" office:value-type="string">
            <text:p text:style-name="P11"/>
          </table:table-cell>
          <table:table-cell table:style-name="Table1.I18" office:value-type="string">
            <text:p text:style-name="P11"/>
          </table:table-cell>
          <table:table-cell table:style-name="Table1.J18" office:value-type="string">
            <text:p text:style-name="P11"/>
          </table:table-cell>
        </table:table-row>
        <table:table-row>
          <table:table-cell table:style-name="Table1.A1" table:number-columns-spanned="10" office:value-type="string">
            <text:p text:style-name="P20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66"/>
            <text:p text:style-name="P43"><text:span text:style-name="T19">Antecedentes</text:span>:</text:p>
            <text:p text:style-name="P42"/>
            <text:p text:style-name="P58">Desde el momento de su lanzamiento en la última década del siglo pasado, el bus de comunicación USB <text:span text:style-name="T12">(Universal Serial Bus) </text:span>se ha <text:span text:style-name="T75">proclamando</text:span> <text:span text:style-name="T103">paulatinamente </text:span>como el bus comercial más conocido y usado.</text:p>
            <text:p text:style-name="P53"/>
            <text:p text:style-name="P54">Una de las gran ventajas que trae consigo la implementación de este bus, a parte de la sencillez <text:span text:style-name="T76">general en su uso y la gran disponibilidad de sistemas capaces a los que conectarse</text:span>, es la gran versatilidad que puede proporcionar, por eso, no es de extrañar <text:span text:style-name="T76">que hayan surgido una considerable cantidad de aplicaciones , tales como:</text:span></text:p>
            <text:list xml:id="list1174253248" text:style-name="L1">
              <text:list-item>
                <text:p text:style-name="P92"><text:span text:style-name="T27">D</text:span><text:span text:style-name="T28">ispositivos de interfaz humana (ratones, teclados, etc..).</text:span></text:p>
              </text:list-item>
              <text:list-item>
                <text:p text:style-name="P92"><text:span text:style-name="T29">D</text:span><text:span text:style-name="T28">ispositivos de almacenamiento </text:span><text:span text:style-name="T30">masivo </text:span><text:span text:style-name="T44">“</text:span><text:span text:style-name="T45">USB-MSC” </text:span><text:span text:style-name="T41">(</text:span><text:span text:style-name="T46">pendrives</text:span><text:span text:style-name="T41">, USB a SATA, etc..)</text:span><text:span text:style-name="T45">.</text:span></text:p>
              </text:list-item>
              <text:list-item>
                <text:p text:style-name="P92"><text:span text:style-name="T42">H</text:span><text:span text:style-name="T28">erramientas de adquisición de datos y comunicación </text:span><text:span text:style-name="T31">(</text:span><text:span text:style-name="T32">adaptadores de </text:span><text:span text:style-name="T31">USB a Serie </text:span><text:span text:style-name="T32">o</text:span><text:span text:style-name="T31"> USB a WiFi, etc..)</text:span><text:span text:style-name="T28">.</text:span></text:p>
                <text:p text:style-name="P93"/>
              </text:list-item>
            </text:list>
            <text:p text:style-name="P55">Debido a todo lo anterior, <text:span text:style-name="T104">y a la falta de equipos económicos</text:span>, sería de gran interés y utilidad disponer de un analizador, que de forma pasiva pueda captar la trama de comunicación que se transmite por el bus, enviarla a un equipo, y posteriormente analizarla para su uso en depuración o <text:span text:style-name="T101">para análisis de </text:span>seguridad.</text:p>
            <text:p text:style-name="P39"/>
            <text:p text:style-name="P42"><text:span text:style-name="T101">Objetivos</text:span>:</text:p>
            <text:p text:style-name="P59"><text:tab/></text:p>
            <text:p text:style-name="P65"><text:span text:style-name="T101">Los objetivos de este</text:span> trabajo se <text:span text:style-name="T101">pueden</text:span> dividir en dos grupos totalmente diferenciados, en el primero se tratarán elementos a nivel <text:span text:style-name="T77">hardware</text:span> y comunicación entre dispositivos, mientras que en <text:soft-page-break/>el segundo se <text:span text:style-name="T101">contempla</text:span> el trata<text:span text:style-name="T101">miento</text:span> y análisis de los resultados del primer grupo.</text:p>
            <text:p text:style-name="P65">Cabe destacar que durante la totalidad de este trabajo prevalecerá el uso de software libre.</text:p>
            <text:list xml:id="list2278581733" text:style-name="L2">
              <text:list-header>
                <text:p text:style-name="P69"/>
              </text:list-header>
            </text:list>
            <text:list xml:id="list3236213172" text:style-name="L3">
              <text:list-item>
                <text:p text:style-name="P94">En primer lugar, se espera poder capturar y transmitir a un equipo tramas provenientes de un bus USB, para ello:</text:p>
              </text:list-item>
            </text:list>
            <text:list xml:id="list447226722" text:style-name="L4">
              <text:list-item>
                <text:p text:style-name="P70">Utilizando un FPGA, concretamente el modelo ICE40HX1K <text:span text:style-name="T56">[1]</text:span> de la empresa Lattice, se generará un sintetizado <text:span text:style-name="T20">a partir del lenguaje de descripción de Hardware Verilog </text:span><text:span text:style-name="T57">[</text:span><text:span text:style-name="T58">2</text:span><text:span text:style-name="T57">][</text:span><text:span text:style-name="T58">3</text:span><text:span text:style-name="T57">][</text:span><text:span text:style-name="T58">4</text:span><text:span text:style-name="T57">]</text:span> que contenga toda la lógica <text:span text:style-name="T21">para la captación y transmisión de tramas, independientemente del tipo (</text:span><text:span text:style-name="T11">Low-Speed,</text:span><text:span text:style-name="T21"> </text:span><text:span text:style-name="T11">Full-Speed, </text:span><text:span text:style-name="T13">etc...</text:span><text:span text:style-name="T11">) </text:span><text:span text:style-name="T63">[5][9]</text:span><text:span text:style-name="T64">[12]</text:span><text:span text:style-name="T21">.</text:span></text:p>
              </text:list-item>
              <text:list-item>
                <text:p text:style-name="P71"><text:span text:style-name="T22">Se implantará una l</text:span>ibrería <text:span text:style-name="T22">escrita en lenguaje C/C++ que permita comunicar la plataforma de captación anterior con un equipo (como puede ser una Raspberry Pi </text:span><text:span text:style-name="T59">[7] </text:span><text:span text:style-name="T22">) . El método de comunicación es a través del propio puerto serie creado por el circuito integrado FTDI situado en la placa de la FPGA.</text:span></text:p>
              </text:list-item>
            </text:list>
            <text:p text:style-name="P40"/>
            <text:list xml:id="list120307646590072" text:continue-list="list3236213172" text:style-name="L3">
              <text:list-item>
                <text:p text:style-name="P95">A partir de una trama USB obtenida de cualquier método, tanto por el método anteriormente descrito, como a partir de medios externos, <text:span text:style-name="T23">se pretende poder trabajar sobre ella pudiendo integrar los siguientes aspectos.</text:span></text:p>
              </text:list-item>
            </text:list>
            <text:list xml:id="list3733117667" text:style-name="L5">
              <text:list-item>
                <text:p text:style-name="P72">Capacidad de <text:span text:style-name="T24">almacenar</text:span> la trama en archivos <text:span text:style-name="T24">de capturas, tal como </text:span><text:span text:style-name="T15">pcap</text:span><text:span text:style-name="T24"> </text:span><text:span text:style-name="T60">[8]</text:span><text:span text:style-name="T24">.</text:span></text:p>
              </text:list-item>
              <text:list-item>
                <text:p text:style-name="P72">Creación de un disector <text:span text:style-name="T23">funcional</text:span> para el analizador de paquetes WireShark <text:span text:style-name="T61">[6]</text:span>.</text:p>
              </text:list-item>
              <text:list-item>
                <text:p text:style-name="P73">Plataforma de análisis de dispositivos de interfaz humana (HID), tales como Keylogger o <text:span text:style-name="T9">seguidor de puntero de ratón </text:span><text:span text:style-name="T62">[11]</text:span><text:span text:style-name="T9">.</text:span></text:p>
              </text:list-item>
            </text:list>
            <text:p text:style-name="P38"/>
            <text:p text:style-name="P90">Resultados esperados:</text:p>
            <text:p text:style-name="P45"/>
            <text:p text:style-name="P114">Los resultados esperados <text:span text:style-name="T106">i</text:span>ncluyen <text:span text:style-name="T106">en primer lugar </text:span>un prototipo <text:span text:style-name="T10">hardware</text:span> <text:span text:style-name="T106">totalmente</text:span> funcional <text:span text:style-name="T106">para <text:s/>la captura y transmisión de tramas USB (principalmente 1.1 y 2.0 con velocidades </text:span><text:span text:style-name="T16">Low Speed</text:span><text:span text:style-name="T106"> y </text:span><text:span text:style-name="T16">Full Speed</text:span><text:span text:style-name="T106">), y posteriormente, </text:span><text:span text:style-name="T16">software</text:span><text:span text:style-name="T106"> especifico que obtenga y almacene dicha trama.</text:span></text:p>
            <text:p text:style-name="P115">Es además de gran interés que la captura sea <text:span text:style-name="T107">fácilmente</text:span> analizable, <text:span text:style-name="T108">pudiendo comprobar su funcionamiento con dispositivos HID.</text:span></text:p>
            <text:p text:style-name="P45"/>
            <text:p text:style-name="P45"><text:span text:style-name="T109">Temporización</text:span>:</text:p>
            <text:p text:style-name="P44"/>
            <text:p text:style-name="P57">Tal como se ha comentado en los <text:span text:style-name="T10">“Resultados esperados”</text:span>, este proyecto se puede separar en dos grupos. <text:span text:style-name="T70">Ambos, a su vez, pueden dividirse en varios apartados.</text:span></text:p>
            <text:p text:style-name="P56"/>
            <text:list xml:id="list3012288824" text:style-name="L6">
              <text:list-item>
                <text:p text:style-name="P96">Captura y transmisión.</text:p>
              </text:list-item>
            </text:list>
            <text:list xml:id="list1698336398" text:style-name="L7">
              <text:list-item>
                <text:p text:style-name="P97">Diseño de método de transmisión de la trama a un equipo.</text:p>
                <text:p text:style-name="P98"><text:span text:style-name="T78">Para poder llevar un control adecuado, se necesita en primer lugar poder implementar una transmisión básica de información entre el </text:span><text:span text:style-name="T14">FPGA</text:span><text:span text:style-name="T78"> y el equipo de análisis. Esta método de comunicación se prevee que se implemente en </text:span><text:span text:style-name="T52">dos semanas</text:span><text:span text:style-name="T78">, pudiendo añadir pequeñas funcionalidades en el transcurso del siguiente apartado según se necesite.</text:span></text:p>
                <text:p text:style-name="P98"/>
              </text:list-item>
              <text:list-item>
                <text:p text:style-name="P103"><text:span text:style-name="T71">Implementación</text:span> <text:span text:style-name="T71">básica</text:span> de <text:span text:style-name="T74">un método de sincronización y captura del bus USB utilizando un FPGA.</text:span></text:p>
                <text:p text:style-name="P99">Este apartado se puede considerar como el de mayor importancia en este grupo, por eso, se plantea un periodo de realización de <text:span text:style-name="T79">un</text:span> <text:span text:style-name="T79">mes y medio.</text:span></text:p>
                <text:p text:style-name="P98"/>
              </text:list-item>
              <text:list-item>
                <text:p text:style-name="P104">Librería que permita obtener y utilizar la trama transmitida según el método anterior.</text:p>
                <text:p text:style-name="P109">Al depender este apartado de los otros dos anteriores, se pretende desarrollar a la par que el resto, añadiendo funcionalidades a media que se necesiten. <text:span text:style-name="T86">Antes de la finalización de este grupo, se pretende añadir </text:span><text:span text:style-name="T81">una semana</text:span><text:span text:style-name="T86"> extra para depurar, mejorar y limpiar el código implementado en la librería.</text:span></text:p>
                <text:p text:style-name="P109"/>
                <text:p text:style-name="P112"><text:soft-page-break/>En total se pretende trabajar en este grupo <text:span text:style-name="T87">un total de </text:span><text:span text:style-name="T82">dos meses y </text:span><text:span text:style-name="T83">una semana</text:span><text:span text:style-name="T82">.</text:span></text:p>
              </text:list-item>
            </text:list>
            <text:p text:style-name="P60"/>
            <text:list xml:id="list120308238071739" text:continue-list="list3012288824" text:style-name="L6">
              <text:list-item>
                <text:p text:style-name="P96">Procesado de la trama.</text:p>
              </text:list-item>
            </text:list>
            <text:list xml:id="list2126655681" text:style-name="L8">
              <text:list-item>
                <text:p text:style-name="P105">Utilizando la librería del grupo anterior, ampliarla para poder guardar la trama en un archivo de fácil utilización, como puede ser PCAP.</text:p>
                <text:p text:style-name="P110">Existe multitud de recursos y librería útiles <text:span text:style-name="T65">[13]</text:span> <text:span text:style-name="T88">con los que partir, por tanto, no se plantea un extenso periodo para el desarrollo de este apartado, pudiendo ser este de</text:span><text:span text:style-name="T80"> dos semanas</text:span><text:span text:style-name="T88">.</text:span></text:p>
                <text:p text:style-name="P100"/>
              </text:list-item>
              <text:list-item>
                <text:p text:style-name="P106">Creación de librería de análisis básico de la trama.</text:p>
                <text:p text:style-name="P111">Es en este apartado donde se debe implementar todo el análisis <text:span text:style-name="T94">de la trama</text:span> USB, <text:span text:style-name="T97">por tanto, es en el que se debería emplear la mayor cantidad de tiempo, siendo esta de </text:span><text:span text:style-name="T84">un mes y medio</text:span><text:span text:style-name="T97">.</text:span></text:p>
              </text:list-item>
              <text:list-item>
                <text:p text:style-name="P107">Utilizando la guía de desarrollo propuesta por WireShark <text:span text:style-name="T55">[</text:span><text:span text:style-name="T66">6</text:span><text:span text:style-name="T55">]</text:span>, crear un disector que puede procesar en cierta media la trama dentro <text:span text:style-name="T72">dicho programa.</text:span></text:p>
                <text:p text:style-name="P101">De la misma manera que en le primer apartado, existe una multitud de recursos <text:span text:style-name="T97">con los que partir, por tanto, se propone su realización en </text:span><text:span text:style-name="T84">dos semanas</text:span><text:span text:style-name="T98">.</text:span></text:p>
                <text:p text:style-name="P100"/>
              </text:list-item>
              <text:list-item>
                <text:p text:style-name="P108">Utilizando la librería creada o el disector anterior, poder analizar transmisiones de dispositivos de interfaz humana (HID <text:span text:style-name="T67">[</text:span><text:span text:style-name="T68">10</text:span><text:span text:style-name="T67">]</text:span>) <text:span text:style-name="T73">para poder capturar pulsaciones de teclado o movimientos de ratón </text:span><text:span text:style-name="T69">[11]</text:span><text:span text:style-name="T73">.</text:span></text:p>
                <text:p text:style-name="P102">En este apartado se expondrán varios ejemplos de uso del <text:span text:style-name="T95">trabajo</text:span> <text:span text:style-name="T95">desarrollado, lo que supondrá una menor cantidad de tiempo a utilizar, siendo esta de </text:span><text:span text:style-name="T85">dos semanas</text:span><text:span text:style-name="T95">.</text:span></text:p>
              </text:list-item>
            </text:list>
            <text:p text:style-name="P63"/>
            <text:list xml:id="list120308373372846" text:continue-list="list1698336398" text:style-name="L7">
              <text:list-header>
                <text:p text:style-name="P113">En total se pretende trabajar en este grupo <text:span text:style-name="T87">un total de </text:span><text:span text:style-name="T79">tres</text:span><text:span text:style-name="T82"> meses.</text:span></text:p>
              </text:list-header>
            </text:list>
            <text:p text:style-name="P64"/>
            <text:p text:style-name="P67"><text:span text:style-name="T37">A parte del tiempo anteriormente utilizado, también se prev</text:span><text:span text:style-name="T40">é</text:span><text:span text:style-name="T37"> utilizar </text:span><text:span text:style-name="T43">un mes</text:span><text:span text:style-name="T39"> </text:span><text:span text:style-name="T37">para </text:span><text:span text:style-name="T38">la redacción del documento final, así como todos los recursos y ayudas necesarios para ello.</text:span></text:p>
            <text:p text:style-name="P62"/>
            <text:p text:style-name="P68">En la siguiente tabla se muestra una distribución temporal más detallada</text:p>
            <text:p text:style-name="P61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D"/>
                    <table:table-column table:style-name="Table74.E"/>
                    <table:table-column table:style-name="Table74.F"/>
                    <table:table-row table:style-name="Table74.1">
                      <table:table-cell table:style-name="Table74.A1" office:value-type="string">
                        <text:p text:style-name="P36"/>
                      </table:table-cell>
                      <table:table-cell table:style-name="Table74.B1" office:value-type="string">
                        <text:p text:style-name="P36"/>
                      </table:table-cell>
                      <table:table-cell table:style-name="Table74.A1" office:value-type="string">
                        <text:p text:style-name="P35">Periodo de realización <text:span text:style-name="T100">principal</text:span></text:p>
                      </table:table-cell>
                      <table:table-cell table:style-name="Table74.A1" office:value-type="string">
                        <text:p text:style-name="P36"/>
                      </table:table-cell>
                      <table:table-cell table:style-name="Table74.E1" office:value-type="string">
                        <text:p text:style-name="P36"/>
                      </table:table-cell>
                      <table:table-cell table:style-name="Table74.A1" office:value-type="string">
                        <text:p text:style-name="P47">Periodo <text:span text:style-name="T99">de realización según necesidad (</text:span><text:span text:style-name="T17">no fijo</text:span><text:span text:style-name="T18">)</text:span></text:p>
                      </table:table-cell>
                    </table:table-row>
                  </table:table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>2017</text:p>
                </table:table-cell>
                <table:table-cell table:style-name="Table2.C2" table:number-columns-spanned="7" office:value-type="string">
                  <text:p text:style-name="P13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3"/>
                </table:table-cell>
                <table:table-cell table:style-name="Table2.C2" table:number-columns-spanned="7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4" office:value-type="string">
                  <text:p text:style-name="P13">Diciembre</text:p>
                </table:table-cell>
                <table:table-cell table:style-name="Table2.C4" office:value-type="string">
                  <text:p text:style-name="P13">Enero</text:p>
                </table:table-cell>
                <table:table-cell table:style-name="Table2.C4" office:value-type="string">
                  <text:p text:style-name="P13">Febrero</text:p>
                </table:table-cell>
                <table:table-cell table:style-name="Table2.C4" office:value-type="string">
                  <text:p text:style-name="P13">Marzo</text:p>
                </table:table-cell>
                <table:table-cell table:style-name="Table2.C4" office:value-type="string">
                  <text:p text:style-name="P13">Abril</text:p>
                </table:table-cell>
                <table:table-cell table:style-name="Table2.C4" office:value-type="string">
                  <text:p text:style-name="P13">Mayo</text:p>
                </table:table-cell>
                <table:table-cell table:style-name="Table2.C4" office:value-type="string">
                  <text:p text:style-name="P13">Junio</text:p>
                </table:table-cell>
                <table:table-cell table:style-name="Table2.B4" office:value-type="string">
                  <text:p text:style-name="P13">Julio</text:p>
                </table:table-cell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5" office:value-type="string">
                  <text:p text:style-name="P13"/>
                </table:table-cell>
                <table:table-cell table:style-name="Table2.B5" office:value-type="string">
                  <table:table table:name="Table19" table:style-name="Table19">
                    <table:table-column table:style-name="Table19.A" table:number-columns-repeated="3"/>
                    <table:table-column table:style-name="Table19.D"/>
                    <table:table-row>
                      <table:table-cell table:style-name="Table19.A1" office:value-type="string">
                        <text:p text:style-name="P33">1</text:p>
                      </table:table-cell>
                      <table:table-cell table:style-name="Table19.B1" office:value-type="string">
                        <text:p text:style-name="P33">2</text:p>
                      </table:table-cell>
                      <table:table-cell table:style-name="Table19.B1" office:value-type="string">
                        <text:p text:style-name="P33">3</text:p>
                      </table:table-cell>
                      <table:table-cell table:style-name="Table19.B1" office:value-type="string">
                        <text:p text:style-name="P33">4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16" table:style-name="Table16">
                    <table:table-column table:style-name="Table16.A" table:number-columns-repeated="3"/>
                    <table:table-column table:style-name="Table16.D"/>
                    <table:table-row>
                      <table:table-cell table:style-name="Table16.A1" office:value-type="string">
                        <text:p text:style-name="P33">5</text:p>
                      </table:table-cell>
                      <table:table-cell table:style-name="Table16.B1" office:value-type="string">
                        <text:p text:style-name="P33">6</text:p>
                      </table:table-cell>
                      <table:table-cell table:style-name="Table16.B1" office:value-type="string">
                        <text:p text:style-name="P33">7</text:p>
                      </table:table-cell>
                      <table:table-cell table:style-name="Table16.B1" office:value-type="string">
                        <text:p text:style-name="P33">8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E"/>
                    <table:table-row>
                      <table:table-cell table:style-name="Table17.A1" office:value-type="string">
                        <text:p text:style-name="P33">9</text:p>
                      </table:table-cell>
                      <table:table-cell table:style-name="Table17.B1" office:value-type="string">
                        <text:p text:style-name="P33">10</text:p>
                      </table:table-cell>
                      <table:table-cell table:style-name="Table17.B1" office:value-type="string">
                        <text:p text:style-name="P33">11</text:p>
                      </table:table-cell>
                      <table:table-cell table:style-name="Table17.B1" office:value-type="string">
                        <text:p text:style-name="P33">12</text:p>
                      </table:table-cell>
                      <table:table-cell table:style-name="Table17.B1" office:value-type="string">
                        <text:p text:style-name="P33">13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0" table:style-name="Table20">
                    <table:table-column table:style-name="Table20.A" table:number-columns-repeated="3"/>
                    <table:table-column table:style-name="Table20.D"/>
                    <table:table-row>
                      <table:table-cell table:style-name="Table20.A1" office:value-type="string">
                        <text:p text:style-name="P33">14</text:p>
                      </table:table-cell>
                      <table:table-cell table:style-name="Table20.B1" office:value-type="string">
                        <text:p text:style-name="P33">15</text:p>
                      </table:table-cell>
                      <table:table-cell table:style-name="Table20.B1" office:value-type="string">
                        <text:p text:style-name="P33">16</text:p>
                      </table:table-cell>
                      <table:table-cell table:style-name="Table20.B1" office:value-type="string">
                        <text:p text:style-name="P33">17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E"/>
                    <table:table-row>
                      <table:table-cell table:style-name="Table21.A1" office:value-type="string">
                        <text:p text:style-name="P33">18</text:p>
                      </table:table-cell>
                      <table:table-cell table:style-name="Table21.B1" office:value-type="string">
                        <text:p text:style-name="P33">19</text:p>
                      </table:table-cell>
                      <table:table-cell table:style-name="Table21.B1" office:value-type="string">
                        <text:p text:style-name="P33">20</text:p>
                      </table:table-cell>
                      <table:table-cell table:style-name="Table21.B1" office:value-type="string">
                        <text:p text:style-name="P33">21</text:p>
                      </table:table-cell>
                      <table:table-cell table:style-name="Table21.B1" office:value-type="string">
                        <text:p text:style-name="P33">22</text:p>
                      </table:table-cell>
                    </table:table-row>
                  </table:table>
                  <text:p text:style-name="P13"/>
                </table:table-cell>
                <table:table-cell table:style-name="Table2.B5" office:value-type="string">
                  <table:table table:name="Table22" table:style-name="Table22">
                    <table:table-column table:style-name="Table22.A" table:number-columns-repeated="3"/>
                    <table:table-column table:style-name="Table22.D"/>
                    <table:table-row>
                      <table:table-cell table:style-name="Table22.A1" office:value-type="string">
                        <text:p text:style-name="P33">23</text:p>
                      </table:table-cell>
                      <table:table-cell table:style-name="Table22.B1" office:value-type="string">
                        <text:p text:style-name="P33">24</text:p>
                      </table:table-cell>
                      <table:table-cell table:style-name="Table22.B1" office:value-type="string">
                        <text:p text:style-name="P33">25</text:p>
                      </table:table-cell>
                      <table:table-cell table:style-name="Table22.B1" office:value-type="string">
                        <text:p text:style-name="P33">26</text:p>
                      </table:table-cell>
                    </table:table-row>
                  </table:table>
                  <text:p text:style-name="P13"/>
                </table:table-cell>
                <table:table-cell table:style-name="Table2.I5" office:value-type="string">
                  <table:table table:name="Table23" table:style-name="Table23">
                    <table:table-column table:style-name="Table23.A" table:number-columns-repeated="3"/>
                    <table:table-column table:style-name="Table23.D"/>
                    <table:table-row>
                      <table:table-cell table:style-name="Table23.A1" office:value-type="string">
                        <text:p text:style-name="P33">27</text:p>
                      </table:table-cell>
                      <table:table-cell table:style-name="Table23.B1" office:value-type="string">
                        <text:p text:style-name="P33">28</text:p>
                      </table:table-cell>
                      <table:table-cell table:style-name="Table23.B1" office:value-type="string">
                        <text:p text:style-name="P33">29</text:p>
                      </table:table-cell>
                      <table:table-cell table:style-name="Table23.B1" office:value-type="string">
                        <text:p text:style-name="P33">30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3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4"/>
                      </table:table-cell>
                    </table:table-row>
                  </table:table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5">Transmisión de trama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3" table:style-name="Table3">
                    <table:table-column table:style-name="Table3.A" table:number-columns-repeated="3"/>
                    <table:table-column table:style-name="Table3.D"/>
                    <table:table-row>
                      <table:table-cell table:style-name="Table3.A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row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E"/>
                    <table:table-row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6" table:style-name="Table6">
                    <table:table-column table:style-name="Table6.A" table:number-columns-repeated="3"/>
                    <table:table-column table:style-name="Table6.D"/>
                    <table:table-row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E"/>
                    <table:table-row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8" table:style-name="Table8">
                    <table:table-column table:style-name="Table8.A" table:number-columns-repeated="3"/>
                    <table:table-column table:style-name="Table8.D"/>
                    <table:table-row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26">Captura del BUS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D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1" table:style-name="Table11">
                    <table:table-column table:style-name="Table11.A" table:number-columns-repeated="3"/>
                    <table:table-column table:style-name="Table11.D"/>
                    <table:table-row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E"/>
                    <table:table-row>
                      <table:table-cell table:style-name="Table12.A1" office:value-type="string">
                        <text:p text:style-name="P33"/>
                      </table:table-cell>
                      <table:table-cell table:style-name="Table12.B1" office:value-type="string">
                        <text:p text:style-name="P33"/>
                      </table:table-cell>
                      <table:table-cell table:style-name="Table12.C1" office:value-type="string">
                        <text:p text:style-name="P33"/>
                      </table:table-cell>
                      <table:table-cell table:style-name="Table12.D1" office:value-type="string">
                        <text:p text:style-name="P33"/>
                      </table:table-cell>
                      <table:table-cell table:style-name="Table12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3"/>
                    <table:table-column table:style-name="Table13.D"/>
                    <table:table-row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E"/>
                    <table:table-row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3"/>
                    <table:table-column table:style-name="Table15.D"/>
                    <table:table-row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3"/>
                    <table:table-column table:style-name="Table18.D"/>
                    <table:table-row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8">Librería <text:s/><text:span text:style-name="T92">de transmisión</text:span></text:p>
                </table:table-cell>
                <table:table-cell table:style-name="Table2.B8" office:value-type="string">
                  <text:p text:style-name="P14"/>
                </table:table-cell>
                <table:table-cell table:style-name="Table2.B8" office:value-type="string">
                  <table:table table:name="Table24" table:style-name="Table24">
                    <table:table-column table:style-name="Table24.A" table:number-columns-repeated="3"/>
                    <table:table-column table:style-name="Table24.D"/>
                    <table:table-row>
                      <table:table-cell table:style-name="Table24.A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5" table:style-name="Table25">
                    <table:table-column table:style-name="Table25.A" table:number-columns-repeated="3"/>
                    <table:table-column table:style-name="Table25.D"/>
                    <table:table-row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E"/>
                    <table:table-row>
                      <table:table-cell table:style-name="Table26.A1" office:value-type="string">
                        <text:p text:style-name="P33"/>
                      </table:table-cell>
                      <table:table-cell table:style-name="Table26.B1" office:value-type="string">
                        <text:p text:style-name="P33"/>
                      </table:table-cell>
                      <table:table-cell table:style-name="Table26.C1" office:value-type="string">
                        <text:p text:style-name="P33"/>
                      </table:table-cell>
                      <table:table-cell table:style-name="Table26.D1" office:value-type="string">
                        <text:p text:style-name="P33"/>
                      </table:table-cell>
                      <table:table-cell table:style-name="Table26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7" table:style-name="Table27">
                    <table:table-column table:style-name="Table27.A" table:number-columns-repeated="3"/>
                    <table:table-column table:style-name="Table27.D"/>
                    <table:table-row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E"/>
                    <table:table-row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29" table:style-name="Table29">
                    <table:table-column table:style-name="Table29.A" table:number-columns-repeated="3"/>
                    <table:table-column table:style-name="Table29.D"/>
                    <table:table-row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B8" office:value-type="string">
                  <table:table table:name="Table30" table:style-name="Table30">
                    <table:table-column table:style-name="Table30.A" table:number-columns-repeated="3"/>
                    <table:table-column table:style-name="Table30.D"/>
                    <table:table-row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27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3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9">Salvado <text:span text:style-name="T91">de trama</text:span> en archivo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3"/>
                    <table:table-column table:style-name="Table31.D"/>
                    <table:table-row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3"/>
                    <table:table-column table:style-name="Table32.D"/>
                    <table:table-row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E"/>
                    <table:table-row>
                      <table:table-cell table:style-name="Table33.A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3"/>
                    <table:table-column table:style-name="Table34.D"/>
                    <table:table-row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E"/>
                    <table:table-row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3"/>
                    <table:table-column table:style-name="Table36.D"/>
                    <table:table-row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3"/>
                    <table:table-column table:style-name="Table37.D"/>
                    <table:table-row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30"><text:soft-page-break/>Librería de <text:span text:style-name="T93">análisis</text:span>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3"/>
                    <table:table-column table:style-name="Table38.D"/>
                    <table:table-row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3"/>
                    <table:table-column table:style-name="Table39.D"/>
                    <table:table-row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E"/>
                    <table:table-row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3"/>
                    <table:table-column table:style-name="Table41.D"/>
                    <table:table-row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E"/>
                    <table:table-row>
                      <table:table-cell table:style-name="Table42.A1" office:value-type="string">
                        <text:p text:style-name="P33"/>
                      </table:table-cell>
                      <table:table-cell table:style-name="Table42.B1" office:value-type="string">
                        <text:p text:style-name="P33"/>
                      </table:table-cell>
                      <table:table-cell table:style-name="Table42.C1" office:value-type="string">
                        <text:p text:style-name="P33"/>
                      </table:table-cell>
                      <table:table-cell table:style-name="Table42.D1" office:value-type="string">
                        <text:p text:style-name="P33"/>
                      </table:table-cell>
                      <table:table-cell table:style-name="Table42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3"/>
                    <table:table-column table:style-name="Table43.D"/>
                    <table:table-row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3"/>
                    <table:table-column table:style-name="Table44.D"/>
                    <table:table-row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9" office:value-type="string">
                  <text:p text:style-name="P30">Disector WireShark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3"/>
                    <table:table-column table:style-name="Table45.D"/>
                    <table:table-row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3"/>
                    <table:table-column table:style-name="Table46.D"/>
                    <table:table-row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E"/>
                    <table:table-row>
                      <table:table-cell table:style-name="Table47.A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3"/>
                    <table:table-column table:style-name="Table48.D"/>
                    <table:table-row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E"/>
                    <table:table-row>
                      <table:table-cell table:style-name="Table49.A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D1" office:value-type="string">
                        <text:p text:style-name="P33"/>
                      </table:table-cell>
                      <table:table-cell table:style-name="Table49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3"/>
                    <table:table-column table:style-name="Table50.D"/>
                    <table:table-row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3"/>
                    <table:table-column table:style-name="Table51.D"/>
                    <table:table-row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0">Ejemplos de captación HID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3"/>
                    <table:table-column table:style-name="Table52.D"/>
                    <table:table-row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3"/>
                    <table:table-column table:style-name="Table53.D"/>
                    <table:table-row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E"/>
                    <table:table-row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3"/>
                    <table:table-column table:style-name="Table55.D"/>
                    <table:table-row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E"/>
                    <table:table-row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3"/>
                    <table:table-column table:style-name="Table57.D"/>
                    <table:table-row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3"/>
                    <table:table-column table:style-name="Table58.D"/>
                    <table:table-row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0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</table:table-row>
              <table:table-row>
                <table:table-cell table:style-name="Table2.A17" office:value-type="string">
                  <text:p text:style-name="P32">Resumen de resultados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3"/>
                    <table:table-column table:style-name="Table60.D"/>
                    <table:table-row>
                      <table:table-cell table:style-name="Table60.A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3"/>
                    <table:table-column table:style-name="Table61.D"/>
                    <table:table-row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33"/>
                      </table:table-cell>
                      <table:table-cell table:style-name="Table62.B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3"/>
                    <table:table-column table:style-name="Table63.D"/>
                    <table:table-row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E"/>
                    <table:table-row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3"/>
                    <table:table-column table:style-name="Table65.D"/>
                    <table:table-row>
                      <table:table-cell table:style-name="Table65.A1" office:value-type="string">
                        <text:p text:style-name="P34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D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3"/>
                    <table:table-column table:style-name="Table66.D"/>
                    <table:table-row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2.A1" office:value-type="string">
                  <text:p text:style-name="P31">Redacción de <text:span text:style-name="T96">memoria</text:span></text:p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3"/>
                    <table:table-column table:style-name="Table67.D"/>
                    <table:table-row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3"/>
                    <table:table-column table:style-name="Table68.D"/>
                    <table:table-row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E"/>
                    <table:table-row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D1" office:value-type="string">
                        <text:p text:style-name="P33"/>
                      </table:table-cell>
                      <table:table-cell table:style-name="Table69.E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3"/>
                    <table:table-column table:style-name="Table70.D"/>
                    <table:table-row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E"/>
                    <table:table-row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3"/>
                    <table:table-column table:style-name="Table72.D"/>
                    <table:table-row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3"/>
                    <table:table-column table:style-name="Table73.D"/>
                    <table:table-row>
                      <table:table-cell table:style-name="Table73.A1" office:value-type="string">
                        <text:p text:style-name="P33"/>
                      </table:table-cell>
                      <table:table-cell table:style-name="Table73.A1" office:value-type="string">
                        <text:p text:style-name="P33"/>
                      </table:table-cell>
                      <table:table-cell table:style-name="Table73.C1" office:value-type="string">
                        <text:p text:style-name="P33"/>
                      </table:table-cell>
                      <table:table-cell table:style-name="Table73.D1" office:value-type="string">
                        <text:p text:style-name="P33"/>
                      </table:table-cell>
                    </table:table-row>
                  </table:table>
                  <text:p text:style-name="P13"/>
                </table:table-cell>
              </table:table-row>
            </table:table>
            <text:p text:style-name="P61"/>
            <text:p text:style-name="P46">Bibliografía:</text:p>
            <text:p text:style-name="P41"/>
            <text:list xml:id="list219516559" text:style-name="L9">
              <text:list-item>
                <text:p text:style-name="P79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79"/>
              </text:list-item>
              <text:list-item>
                <text:p text:style-name="P80"><text:span text:style-name="T47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7">http://www.latticesemi.com/~/media/LatticeSemi/Documents/TechnicalBriefs/SBTICETechnologyLibrary201504.pdf</text:span></text:a></text:p>
                <text:p text:style-name="P80"/>
              </text:list-item>
              <text:list-item>
                <text:p text:style-name="P81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82"/>
              </text:list-item>
              <text:list-item>
                <text:p text:style-name="P83"><text:span text:style-name="T48">Verilog HDL Quick Reference Guide </text:span>- <text:span text:style-name="T48">Stuart Sutherland – </text:span>2001 - <text:a xlink:type="simple" xlink:href="http://sutherland-hdl.com/pdfs/verilog_2001_ref_guide.pdf" text:style-name="Internet_20_link" text:visited-style-name="Visited_20_Internet_20_Link"><text:span text:style-name="T48">http://sutherland-hdl.com/pdfs/verilog_2001_ref_guide.pdf</text:span></text:a></text:p>
                <text:p text:style-name="P84"/>
              </text:list-item>
              <text:list-item>
                <text:p text:style-name="P85">USB made simple - <text:s/><text:span text:style-name="T48">MQP Electronics Ltd – 2008 - </text:span><text:a xlink:type="simple" xlink:href="http://www.usbmadesimple.co.uk/" text:style-name="Internet_20_link" text:visited-style-name="Visited_20_Internet_20_Link"><text:span text:style-name="T48">http://www.usbmadesimple.co.uk/</text:span></text:a></text:p>
                <text:p text:style-name="P86"/>
              </text:list-item>
              <text:list-item>
                <text:p text:style-name="P91"><text:span text:style-name="T33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4">https://www.wireshark.org/docs/wsdg_html_chunked/ChDissectAdd.html</text:span></text:a></text:p>
                <text:p text:style-name="P87"/>
              </text:list-item>
              <text:list-item>
                <text:p text:style-name="P74"><text:span text:style-name="T50">I</text:span><text:span text:style-name="T49">ntroducción a Raspberry Pi - Francisco Moya Fernández – </text:span><text:span text:style-name="T51">Enero 2017</text:span><text:span text:style-name="T49"> - </text:span><text:a xlink:type="simple" xlink:href="https://franciscomoya.gitbooks.io/taller-de-raspberry-pi/content/es/index.html" text:style-name="Internet_20_link" text:visited-style-name="Visited_20_Internet_20_Link"><text:span text:style-name="T49">https://franciscomoya.gitbooks.io/taller-de-raspberry-pi/content/es/index.html</text:span></text:a></text:p>
                <text:p text:style-name="P88"/>
              </text:list-item>
              <text:list-item>
                <text:p text:style-name="P91"><text:span text:style-name="T35">PCAP next generation file format specification -</text:span><text:span text:style-name="T36"> M. Tuexen, Ed., </text:span><text:span text:style-name="T35">Muenster Univ. of Appl. Scie</text:span><text:span text:style-name="T25">nces, F. Risso, Politecnico di Torino, J. Bongertz, Airbus DS CyberSecurity, G. Combs, Wireshark, G. Harris – </text:span><text:span text:style-name="T26">2017 -</text:span><text:span text:style-name="T25"> </text:span><text:a xlink:type="simple" xlink:href="https://github.com/pcapng/pcapng" text:style-name="Internet_20_link" text:visited-style-name="Visited_20_Internet_20_Link"><text:span text:style-name="T25">https://github.com/pcapng/pcapng</text:span></text:a></text:p>
                <text:p text:style-name="P75"/>
              </text:list-item>
              <text:list-item>
                <text:p text:style-name="P76">USB Complete (2nd Edition) – Jan Axelson – 2004</text:p>
                <text:p text:style-name="P76"/>
              </text:list-item>
              <text:list-item>
                <text:p text:style-name="P76">Device Class Definition for Human Interface Devices (HID) <text:span text:style-name="T53">V1.11</text:span>- USB Implementers Forum, Inc. - <text:span text:style-name="T53">Junio 2001 - </text:span><text:a xlink:type="simple" xlink:href="http://www.usb.org/developers/hidpage/HID1_11.pdf" text:style-name="Internet_20_link" text:visited-style-name="Visited_20_Internet_20_Link"><text:span text:style-name="T53">http://www.usb.org/developers/hidpage/HID1_11.pdf</text:span></text:a></text:p>
                <text:p text:style-name="P89"/>
              </text:list-item>
              <text:list-item>
                <text:p text:style-name="P77">USB-based attacks - Nir Nissim,Ran Yahalom,Yuval Elovici - <text:span text:style-name="T54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77"/>
              </text:list-item>
              <text:list-item>
                <text:p text:style-name="P78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78"/>
              </text:list-item>
              <text:list-item>
                <text:p text:style-name="P78"><text:span text:style-name="T89">A</text:span>wesome pcaptools - <text:s/>caesar0301 - <text:span text:style-name="T90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1"/>
          </table:table-cell>
          <table:table-cell table:style-name="Table1.B21" office:value-type="string">
            <text:p text:style-name="P11"/>
          </table:table-cell>
          <table:table-cell table:style-name="Table1.C21" office:value-type="string">
            <text:p text:style-name="P11"/>
          </table:table-cell>
          <table:table-cell table:style-name="Table1.D21" office:value-type="string">
            <text:p text:style-name="P11"/>
          </table:table-cell>
          <table:table-cell table:style-name="Table1.E21" office:value-type="string">
            <text:p text:style-name="P11"/>
          </table:table-cell>
          <table:table-cell table:style-name="Table1.F21" office:value-type="string">
            <text:p text:style-name="P11"/>
          </table:table-cell>
          <table:table-cell table:style-name="Table1.G21" office:value-type="string">
            <text:p text:style-name="P11"/>
          </table:table-cell>
          <table:table-cell table:style-name="Table1.H21" office:value-type="string">
            <text:p text:style-name="P11"/>
          </table:table-cell>
          <table:table-cell table:style-name="Table1.I21" office:value-type="string">
            <text:p text:style-name="P11"/>
          </table:table-cell>
          <table:table-cell table:style-name="Table1.J21" office:value-type="string">
            <text:p text:style-name="P11"/>
          </table:table-cell>
        </table:table-row>
        <text:soft-page-break/>
        <table:table-row>
          <table:table-cell table:style-name="Table1.A22" table:number-columns-spanned="5" office:value-type="string">
            <text:p text:style-name="P21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2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6" table:number-columns-spanned="5" office:value-type="string">
            <text:p text:style-name="P16"><text:span text:style-name="T102">Toledo, a </text:span><text:date style:data-style-name="N76" text:date-value="2017-12-11T12:38:36.281556012" text:fixed="true">11 de diciembre de 2017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6.2.0.3$Linux_X86_64 LibreOffice_project/20$Build-3</meta:generator>
    <dc:date>2019-02-26T11:37:10.342969025</dc:date>
    <meta:editing-duration>P1DT2H49M5S</meta:editing-duration>
    <meta:editing-cycles>152</meta:editing-cycles>
    <meta:document-statistic meta:table-count="74" meta:image-count="0" meta:object-count="0" meta:page-count="5" meta:paragraph-count="148" meta:word-count="1373" meta:character-count="8807" meta:non-whitespace-character-count="7600"/>
  </office:meta>
</office:document-meta>
</file>